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bec0" officeooo:paragraph-rsid="0002bec0"/>
    </style:style>
    <style:style style:name="P2" style:family="paragraph" style:parent-style-name="Standard">
      <style:text-properties officeooo:rsid="0002bec0" officeooo:paragraph-rsid="00046775"/>
    </style:style>
    <style:style style:name="P3" style:family="paragraph" style:parent-style-name="Standard">
      <style:text-properties officeooo:rsid="0002bec0" officeooo:paragraph-rsid="000b7612"/>
    </style:style>
    <style:style style:name="P4" style:family="paragraph" style:parent-style-name="Standard">
      <style:text-properties officeooo:rsid="0002bec0" officeooo:paragraph-rsid="000c6993"/>
    </style:style>
    <style:style style:name="P5" style:family="paragraph" style:parent-style-name="Standard">
      <style:text-properties officeooo:rsid="0002bec0" officeooo:paragraph-rsid="000f2634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ec0" officeooo:paragraph-rsid="0002bec0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ec0" officeooo:paragraph-rsid="00046775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ec0" officeooo:paragraph-rsid="000b7612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ec0" officeooo:paragraph-rsid="000f2634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officeooo:rsid="0002bec0" officeooo:paragraph-rsid="00032874"/>
    </style:style>
    <style:style style:name="P11" style:family="paragraph" style:parent-style-name="Standard">
      <style:text-properties style:text-underline-style="solid" style:text-underline-width="auto" style:text-underline-color="font-color" officeooo:rsid="0002bec0" officeooo:paragraph-rsid="00046775"/>
    </style:style>
    <style:style style:name="P12" style:family="paragraph" style:parent-style-name="Standard">
      <style:text-properties style:text-underline-style="solid" style:text-underline-width="auto" style:text-underline-color="font-color" officeooo:rsid="0002bec0" officeooo:paragraph-rsid="000b7612"/>
    </style:style>
    <style:style style:name="P13" style:family="paragraph" style:parent-style-name="Standard">
      <style:text-properties style:text-underline-style="solid" style:text-underline-width="auto" style:text-underline-color="font-color" officeooo:rsid="0002bec0" officeooo:paragraph-rsid="000dd751"/>
    </style:style>
    <style:style style:name="P14" style:family="paragraph" style:parent-style-name="Standard">
      <style:text-properties style:text-underline-style="solid" style:text-underline-width="auto" style:text-underline-color="font-color" officeooo:rsid="0002bec0" officeooo:paragraph-rsid="000f2634"/>
    </style:style>
    <style:style style:name="P15" style:family="paragraph" style:parent-style-name="Standard">
      <style:text-properties style:text-underline-style="none" fo:font-weight="bold" officeooo:rsid="00032874" officeooo:paragraph-rsid="00032874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032874" officeooo:paragraph-rsid="00046775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032874" officeooo:paragraph-rsid="000dd751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032874" officeooo:paragraph-rsid="00032874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032874" officeooo:paragraph-rsid="00046775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046775" officeooo:paragraph-rsid="0010dad3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046775" officeooo:paragraph-rsid="001e21c2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officeooo:rsid="0002bec0" officeooo:paragraph-rsid="001c6064"/>
    </style:style>
    <style:style style:name="P23" style:family="paragraph" style:parent-style-name="Standard">
      <style:text-properties style:text-underline-style="solid" style:text-underline-width="auto" style:text-underline-color="font-color" officeooo:rsid="0002bec0" officeooo:paragraph-rsid="001e21c2"/>
    </style:style>
    <style:style style:name="P24" style:family="paragraph" style:parent-style-name="Standard">
      <style:text-properties style:text-underline-style="solid" style:text-underline-width="auto" style:text-underline-color="font-color" officeooo:rsid="0002bec0" officeooo:paragraph-rsid="003099be"/>
    </style:style>
    <style:style style:name="P25" style:family="paragraph" style:parent-style-name="Standard">
      <style:text-properties style:text-underline-style="solid" style:text-underline-width="auto" style:text-underline-color="font-color" officeooo:rsid="0002bec0" officeooo:paragraph-rsid="00329749"/>
    </style:style>
    <style:style style:name="P2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ec0" officeooo:paragraph-rsid="001e21c2" style:font-weight-asian="bold" style:font-weight-complex="bold"/>
    </style:style>
    <style:style style:name="P27" style:family="paragraph" style:parent-style-name="Standard">
      <style:text-properties officeooo:rsid="0002bec0" officeooo:paragraph-rsid="001e21c2"/>
    </style:style>
    <style:style style:name="P28" style:family="paragraph" style:parent-style-name="Standard">
      <style:text-properties officeooo:rsid="0002bec0" officeooo:paragraph-rsid="001f318e"/>
    </style:style>
    <style:style style:name="P29" style:family="paragraph" style:parent-style-name="Standard">
      <style:text-properties officeooo:rsid="0002bec0" officeooo:paragraph-rsid="000b7612"/>
    </style:style>
    <style:style style:name="P30" style:family="paragraph" style:parent-style-name="Standard">
      <style:text-properties officeooo:rsid="0002bec0" officeooo:paragraph-rsid="0002bec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c9549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f318e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2130d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32874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bold" officeooo:rsid="00032874" style:font-weight-asian="bold" style:font-weight-complex="bold"/>
    </style:style>
    <style:style style:name="T11" style:family="text">
      <style:text-properties style:text-underline-style="none" fo:font-weight="bold" officeooo:rsid="00046775" style:font-weight-asian="bold" style:font-weight-complex="bold"/>
    </style:style>
    <style:style style:name="T12" style:family="text">
      <style:text-properties style:text-underline-style="none" fo:font-weight="bold" officeooo:rsid="0009b198" style:font-weight-asian="bold" style:font-weight-complex="bold"/>
    </style:style>
    <style:style style:name="T13" style:family="text">
      <style:text-properties style:text-underline-style="none" fo:font-weight="bold" officeooo:rsid="000dd751" style:font-weight-asian="bold" style:font-weight-complex="bold"/>
    </style:style>
    <style:style style:name="T14" style:family="text">
      <style:text-properties style:text-underline-style="none" fo:font-weight="bold" officeooo:rsid="0010dad3" style:font-weight-asian="bold" style:font-weight-complex="bold"/>
    </style:style>
    <style:style style:name="T15" style:family="text">
      <style:text-properties style:text-underline-style="none" fo:font-weight="bold" officeooo:rsid="001c6064" style:font-weight-asian="bold" style:font-weight-complex="bold"/>
    </style:style>
    <style:style style:name="T16" style:family="text">
      <style:text-properties style:text-underline-style="none" fo:font-weight="bold" officeooo:rsid="0024ec90" style:font-weight-asian="bold" style:font-weight-complex="bold"/>
    </style:style>
    <style:style style:name="T17" style:family="text">
      <style:text-properties style:text-underline-style="none" fo:font-weight="bold" officeooo:rsid="0025ddc7" style:font-weight-asian="bold" style:font-weight-complex="bold"/>
    </style:style>
    <style:style style:name="T18" style:family="text">
      <style:text-properties style:text-underline-style="none" fo:font-weight="bold" officeooo:rsid="0026abaf" style:font-weight-asian="bold" style:font-weight-complex="bold"/>
    </style:style>
    <style:style style:name="T19" style:family="text">
      <style:text-properties style:text-underline-style="none" fo:font-weight="bold" officeooo:rsid="003099be" style:font-weight-asian="bold" style:font-weight-complex="bold"/>
    </style:style>
    <style:style style:name="T20" style:family="text">
      <style:text-properties style:text-underline-style="none" fo:font-weight="bold" officeooo:rsid="00329749" style:font-weight-asian="bold" style:font-weight-complex="bold"/>
    </style:style>
    <style:style style:name="T21" style:family="text">
      <style:text-properties style:text-underline-style="none" officeooo:rsid="00046775"/>
    </style:style>
    <style:style style:name="T22" style:family="text">
      <style:text-properties style:text-underline-style="none" officeooo:rsid="000dd751"/>
    </style:style>
    <style:style style:name="T23" style:family="text">
      <style:text-properties style:text-underline-style="none" officeooo:rsid="0013aa00"/>
    </style:style>
    <style:style style:name="T24" style:family="text">
      <style:text-properties style:text-underline-style="none" officeooo:rsid="0015843a"/>
    </style:style>
    <style:style style:name="T25" style:family="text">
      <style:text-properties style:text-underline-style="none" officeooo:rsid="0016945e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text-underline-style="none" fo:font-weight="normal" officeooo:rsid="002130dd" style:font-weight-asian="normal" style:font-weight-complex="normal"/>
    </style:style>
    <style:style style:name="T28" style:family="text">
      <style:text-properties style:text-underline-style="none" officeooo:rsid="00232f75"/>
    </style:style>
    <style:style style:name="T29" style:family="text">
      <style:text-properties style:text-underline-style="none" officeooo:rsid="002856cd"/>
    </style:style>
    <style:style style:name="T30" style:family="text">
      <style:text-properties style:text-underline-style="none" officeooo:rsid="002fb62b"/>
    </style:style>
    <style:style style:name="T31" style:family="text">
      <style:text-properties officeooo:rsid="00046775"/>
    </style:style>
    <style:style style:name="T32" style:family="text">
      <style:text-properties officeooo:rsid="00061b8c"/>
    </style:style>
    <style:style style:name="T33" style:family="text">
      <style:text-properties officeooo:rsid="000b7612"/>
    </style:style>
    <style:style style:name="T34" style:family="text">
      <style:text-properties officeooo:rsid="000c6993"/>
    </style:style>
    <style:style style:name="T35" style:family="text">
      <style:text-properties officeooo:rsid="000c9549"/>
    </style:style>
    <style:style style:name="T36" style:family="text">
      <style:text-properties officeooo:rsid="000f2634"/>
    </style:style>
    <style:style style:name="T37" style:family="text">
      <style:text-properties officeooo:rsid="001e21c2"/>
    </style:style>
    <style:style style:name="T38" style:family="text">
      <style:text-properties officeooo:rsid="001f31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OCUMENTATION PYTHON : </text:p>
      <text:p text:style-name="P1"/>
      <text:p text:style-name="P1">les programmes ci dessous ont été crées en utilisant une version &lt; = python 3.5</text:p>
      <text:p text:style-name="P1"/>
      <text:p text:style-name="P1"/>
      <text:p text:style-name="P1"/>
      <text:p text:style-name="P6">Recupération du tag RFID d’un badge : </text:p>
      <text:p text:style-name="P1"/>
      <text:p text:style-name="P1"><text:span text:style-name="T2">programme utilisé </text:span>: ClassRecupererIdBadge.py</text:p>
      <text:p text:style-name="P1"/>
      <text:p text:style-name="P1"><text:span text:style-name="T2">parametre d’entrée</text:span> : Aucun, le programme se declenche lors du passage d’un badge sur un lecteur RFID.</text:p>
      <text:p text:style-name="P1"/>
      <text:p text:style-name="P1"><text:span text:style-name="T2">Paramètre de sortie</text:span> : une variable <text:span text:style-name="T1">I</text:span><text:span text:style-name="T3">D_badge</text:span> de type <text:span text:style-name="T3">« string »</text:span> contenant le tag RFID du badge.</text:p>
      <text:p text:style-name="P1"/>
      <text:p text:style-name="P10">Utilisation :<text:span text:style-name="T7"> L’utilisateur passe un badge → </text:span><text:span text:style-name="T8">obtention de l’id du badge </text:span><text:span text:style-name="T7">→ <text:s/></text:span><text:span text:style-name="T8">renvoie de l’id du badge.</text:span></text:p>
      <text:p text:style-name="P10"><text:span text:style-name="T8"><text:tab/><text:tab/> <text:s text:c="7"/></text:span><text:span text:style-name="T12">Var = new</text:span><text:span text:style-name="T10"> <text:s/></text:span><text:span text:style-name="T12">Badge</text:span><text:span text:style-name="T10"> </text:span><text:span text:style-name="T8"><text:s text:c="3"/>→</text:span><text:span text:style-name="T10"> renvoieIdBadge()</text:span></text:p>
      <text:p text:style-name="P15"/>
      <text:p text:style-name="P15"/>
      <text:p text:style-name="P15"/>
      <text:p text:style-name="P15"/>
      <text:p text:style-name="P7"><text:span text:style-name="T31">Lecture </text:span>d’un <text:span text:style-name="T31">fichier sonore</text:span>: </text:p>
      <text:p text:style-name="P2"/>
      <text:p text:style-name="P2"><text:span text:style-name="T2">programme utilisé </text:span>: <text:span text:style-name="T31">ClassJouerSon.py</text:span></text:p>
      <text:p text:style-name="P2"/>
      <text:p text:style-name="P2"><text:span text:style-name="T2">parametre d’entrée</text:span> : <text:span text:style-name="T31">Un fichier sonore sur le raspberry.</text:span></text:p>
      <text:p text:style-name="P2"/>
      <text:p text:style-name="P2"><text:span text:style-name="T2">Paramètre de sortie</text:span> : <text:span text:style-name="T32">Aucun, le fichier sonore sera lu.</text:span></text:p>
      <text:p text:style-name="P2"/>
      <text:p text:style-name="P11">Utilisation :<text:span text:style-name="T7"> L’utilisateur passe un badge → </text:span><text:span text:style-name="T21">initialisation du son a lire </text:span><text:span text:style-name="T7">→ <text:s/></text:span><text:span text:style-name="T21">lecture du son.</text:span></text:p>
      <text:p text:style-name="P13"><text:span text:style-name="T11"><text:s text:c="10"/>var = new jouerSon (wavToPlay)</text:span><text:span text:style-name="T10">→ </text:span><text:span text:style-name="T11">lancerLecture()</text:span><text:span text:style-name="T10"> </text:span></text:p>
      <text:p text:style-name="P16"/>
      <text:p text:style-name="P16"/>
      <text:p text:style-name="P16"/>
      <text:p text:style-name="P16"/>
      <text:p text:style-name="P8"><text:span text:style-name="T33">Allumage de la LED</text:span>: </text:p>
      <text:p text:style-name="P3"/>
      <text:p text:style-name="P4"><text:span text:style-name="T2">programme utilisé </text:span>: <text:span text:style-name="T34">ClassAllumerLed.py</text:span></text:p>
      <text:p text:style-name="P3"/>
      <text:p text:style-name="P3"><text:span text:style-name="T2">parametre d’entrée</text:span> : <text:span text:style-name="T35">Une </text:span><text:span text:style-name="T4">variable</text:span><text:span text:style-name="T35"> de type </text:span><text:span text:style-name="T4">int = 0 , 1 , 2</text:span></text:p>
      <text:p text:style-name="P3"/>
      <text:p text:style-name="P3"><text:span text:style-name="T2">Paramètre de sortie</text:span> : <text:span text:style-name="T32">Aucun une led sera allumer.</text:span></text:p>
      <text:p text:style-name="P3"/>
      <text:p text:style-name="P12">Utilisation :<text:span text:style-name="T7"> </text:span><text:span text:style-name="T22">Les droits d’un utilisateur ont été recupérer</text:span><text:span text:style-name="T7"> → </text:span><text:span text:style-name="T21">initialisation d</text:span><text:span text:style-name="T22">e l’allumage de la led </text:span><text:span text:style-name="T21"><text:s/></text:span><text:span text:style-name="T7">→ <text:s/></text:span><text:span text:style-name="T22">allumage de la led</text:span><text:span text:style-name="T21">.</text:span></text:p>
      <text:p text:style-name="P13"><text:span text:style-name="T11"><text:s text:c="10"/>var = new </text:span><text:span text:style-name="T13">AllumerLed</text:span><text:span text:style-name="T11">(</text:span><text:span text:style-name="T13">int</text:span><text:span text:style-name="T11">)</text:span><text:span text:style-name="T10"> → </text:span><text:span text:style-name="T13">allumerLedRGB</text:span><text:span text:style-name="T11">()</text:span><text:span text:style-name="T10"> 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9"><text:soft-page-break/><text:span text:style-name="T36">Démarrage/Arrêt d’un équipement</text:span>: </text:p>
      <text:p text:style-name="P5"/>
      <text:p text:style-name="P5"><text:span text:style-name="T2">programme utilisé </text:span>: <text:span text:style-name="T36">ClassAlimentationEquipement.py</text:span></text:p>
      <text:p text:style-name="P5"/>
      <text:p text:style-name="P5"><text:span text:style-name="T2">parametre d’entrée</text:span> : <text:span text:style-name="T35">Une variable </text:span><text:span text:style-name="T4">autorisation</text:span><text:span text:style-name="T35"> de type </text:span><text:span text:style-name="T4">«int».</text:span></text:p>
      <text:p text:style-name="P5"/>
      <text:p text:style-name="P5"><text:span text:style-name="T2">Paramètre de sortie</text:span> : <text:span text:style-name="T32">Aucun , la machine s’allumera ou s’eteindra.</text:span></text:p>
      <text:p text:style-name="P5"/>
      <text:p text:style-name="P14">Utilisation :<text:span text:style-name="T7"> </text:span><text:span text:style-name="T22">Les droits d’un utilisateur ont été recupérer</text:span><text:span text:style-name="T7"> → </text:span><text:span text:style-name="T21">initialisation</text:span><text:span text:style-name="T22"> </text:span><text:span text:style-name="T21"><text:s/></text:span><text:span text:style-name="T7">→ <text:s/></text:span><text:span text:style-name="T22">allumage / </text:span><text:span text:style-name="T23">exctinction <text:s/>d’un </text:span><text:span text:style-name="T24">é</text:span><text:span text:style-name="T23">quipement</text:span><text:span text:style-name="T21"> </text:span><text:span text:style-name="T25">si les droits correspondent.</text:span></text:p>
      <text:p text:style-name="P20"><text:s text:c="5"/></text:p>
      <text:p text:style-name="P22"><text:span text:style-name="T11">var = new </text:span><text:span text:style-name="T14">GestionEquipement</text:span><text:span text:style-name="T11">(</text:span><text:span text:style-name="T14">autorisation</text:span><text:span text:style-name="T11">)</text:span><text:span text:style-name="T10">→ </text:span><text:span text:style-name="T13">allumerLedRGB</text:span><text:span text:style-name="T11">() </text:span><text:span text:style-name="T15">ou eteindreEquipement()</text:span><text:span text:style-name="T10"> </text:span></text:p>
      <text:p text:style-name="P22"><text:span text:style-name="T10"/></text:p>
      <text:p text:style-name="P22"><text:span text:style-name="T10"/></text:p>
      <text:p text:style-name="P22"><text:span text:style-name="T10"/></text:p>
      <text:p text:style-name="P22"><text:span text:style-name="T10"/></text:p>
      <text:p text:style-name="P26"><text:span text:style-name="T37">Renvoie de l’autorisation et l’id d’un usager sur un equipement</text:span>: </text:p>
      <text:p text:style-name="P27"/>
      <text:p text:style-name="P27"><text:span text:style-name="T2">programme utilisé </text:span>: <text:span text:style-name="T37">ClassRecupererPermission.py</text:span></text:p>
      <text:p text:style-name="P27"/>
      <text:p text:style-name="P28"><text:span text:style-name="T2">parametre d’entrée</text:span> : <text:span text:style-name="T26">une variable </text:span><text:span text:style-name="T3">ID_badge </text:span><text:span text:style-name="T26">de type </text:span><text:span text:style-name="T3">« string »</text:span><text:span text:style-name="T26"> contenant le tag RFID du badge.</text:span></text:p>
      <text:p text:style-name="P28"><text:span text:style-name="T26"><text:tab/><text:tab/> <text:s text:c="8"/>une variable </text:span><text:span text:style-name="T6">id</text:span><text:span text:style-name="T5"> </text:span><text:span text:style-name="T26">de type </text:span><text:span text:style-name="T3">« string »</text:span><text:span text:style-name="T26"> </text:span><text:span text:style-name="T27">contant l’id de l’équipement.</text:span></text:p>
      <text:p text:style-name="P27"/>
      <text:p text:style-name="P27"><text:span text:style-name="T2">Paramètre de sortie</text:span> : <text:span text:style-name="T38">Une </text:span><text:span text:style-name="T5">variable</text:span><text:span text:style-name="T38"> de type </text:span><text:span text:style-name="T5">« int » = 0,1,2</text:span></text:p>
      <text:p text:style-name="P27"/>
      <text:p text:style-name="P23">Utilisation :<text:span text:style-name="T7"> </text:span><text:span text:style-name="T28">Un utilisateur badge</text:span><text:span text:style-name="T7"> → </text:span><text:span text:style-name="T21">initialisation</text:span><text:span text:style-name="T22"> </text:span><text:span text:style-name="T21"><text:s/></text:span><text:span text:style-name="T29">ET</text:span><text:span text:style-name="T7"> <text:s/></text:span><text:span text:style-name="T28">interrogation de l’API → </text:span><text:span text:style-name="T25"><text:s/></text:span><text:span text:style-name="T28">recupération des </text:span><text:span text:style-name="T25">droits correspond</text:span><text:span text:style-name="T28">ant à la machine </text:span><text:span text:style-name="T30">et/ou de l’id d’un utilisateur</text:span><text:span text:style-name="T25">.</text:span></text:p>
      <text:p text:style-name="P21"><text:s text:c="5"/></text:p>
      <text:p text:style-name="P25"><text:span text:style-name="T11">var = new </text:span><text:span text:style-name="T16">Permission(ID_badge,id) →</text:span><text:span text:style-name="T18"> retourAutorisation() <text:s/></text:span><text:span text:style-name="T20">et/ou </text:span><text:span text:style-name="T19">retourUserId</text:span><text:span text:style-name="T18">()</text:span></text:p>
      <text:p text:style-name="P24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3:26:14.268253713</meta:creation-date>
    <dc:date>2017-03-16T16:44:57.841987284</dc:date>
    <meta:editing-duration>PT1H55M45S</meta:editing-duration>
    <meta:editing-cycles>39</meta:editing-cycles>
    <meta:generator>LibreOffice/5.1.4.2$Linux_X86_64 LibreOffice_project/10m0$Build-2</meta:generator>
    <meta:document-statistic meta:table-count="0" meta:image-count="0" meta:object-count="0" meta:page-count="2" meta:paragraph-count="35" meta:word-count="338" meta:character-count="2228" meta:non-whitespace-character-count="1848"/>
  </office:meta>
</office:document-meta>
</file>